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9.74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erET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ile Path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jumps</text:p>
          </table:table-cell>
          <table:table-cell office:value-type="string" calcext:value-type="string">
            <text:p><text:s/>hops</text:p>
          </table:table-cell>
          <table:table-cell office:value-type="string" calcext:value-type="string">
            <text:p><text:s/>dives</text:p>
          </table:table-cell>
          <table:table-cell office:value-type="string" calcext:value-type="string">
            <text:p><text:s/>movetoward</text:p>
          </table:table-cell>
          <table:table-cell office:value-type="string" calcext:value-type="string">
            <text:p><text:s/>moveaway</text:p>
          </table:table-cell>
          <table:table-cell office:value-type="string" calcext:value-type="string">
            <text:p><text:s/>moveup</text:p>
          </table:table-cell>
          <table:table-cell office:value-type="string" calcext:value-type="string">
            <text:p><text:s/>leftscore</text:p>
          </table:table-cell>
          <table:table-cell office:value-type="string" calcext:value-type="string">
            <text:p><text:s/>right scor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oints scored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2-05Session0.bytes</text:p>
          </table:table-cell>
          <table:table-cell office:value-type="float" office:value="31.51471" calcext:value-type="float">
            <text:p>31.514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0.0000001192093" calcext:value-type="float">
            <text:p>1.192093E-07</text:p>
          </table:table-cell>
          <table:table-cell office:value-type="float" office:value="34.19201" calcext:value-type="float">
            <text:p>34.19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]-[.J2]" office:value-type="float" office:value="-1" calcext:value-type="float">
            <text:p>-1</text:p>
          </table:table-cell>
          <table:table-cell table:formula="of:=[.I2]+[.J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2-05Session1.bytes</text:p>
          </table:table-cell>
          <table:table-cell office:value-type="float" office:value="21.64096" calcext:value-type="float">
            <text:p>21.640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.7" calcext:value-type="float">
            <text:p>26.7</text:p>
          </table:table-cell>
          <table:table-cell office:value-type="float" office:value="8.240026" calcext:value-type="float">
            <text:p>8.240026</text:p>
          </table:table-cell>
          <table:table-cell office:value-type="float" office:value="58.596" calcext:value-type="float">
            <text:p>58.5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I3]-[.J3]" office:value-type="float" office:value="-6" calcext:value-type="float">
            <text:p>-6</text:p>
          </table:table-cell>
          <table:table-cell table:formula="of:=[.I3]+[.J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2-05Session2.bytes</text:p>
          </table:table-cell>
          <table:table-cell office:value-type="float" office:value="19.92954" calcext:value-type="float">
            <text:p>19.929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.29999" calcext:value-type="float">
            <text:p>21.29999</text:p>
          </table:table-cell>
          <table:table-cell office:value-type="float" office:value="5.02002" calcext:value-type="float">
            <text:p>5.02002</text:p>
          </table:table-cell>
          <table:table-cell office:value-type="float" office:value="51.008" calcext:value-type="float">
            <text:p>51.0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4]-[.J4]" office:value-type="float" office:value="-4" calcext:value-type="float">
            <text:p>-4</text:p>
          </table:table-cell>
          <table:table-cell table:formula="of:=[.I4]+[.J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2-05Session3.bytes</text:p>
          </table:table-cell>
          <table:table-cell office:value-type="float" office:value="17.70465" calcext:value-type="float">
            <text:p>17.704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2.240001" calcext:value-type="float">
            <text:p>2.240001</text:p>
          </table:table-cell>
          <table:table-cell office:value-type="float" office:value="27.22" calcext:value-type="float">
            <text:p>27.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5]-[.J5]" office:value-type="float" office:value="-2" calcext:value-type="float">
            <text:p>-2</text:p>
          </table:table-cell>
          <table:table-cell table:formula="of:=[.I5]+[.J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2-05Session4.bytes</text:p>
          </table:table-cell>
          <table:table-cell office:value-type="float" office:value="15.98022" calcext:value-type="float">
            <text:p>15.98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400002" calcext:value-type="float">
            <text:p>8.400002</text:p>
          </table:table-cell>
          <table:table-cell office:value-type="float" office:value="1.680003" calcext:value-type="float">
            <text:p>1.680003</text:p>
          </table:table-cell>
          <table:table-cell office:value-type="float" office:value="45.37599" calcext:value-type="float">
            <text:p>45.375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6]-[.J6]" office:value-type="float" office:value="-2" calcext:value-type="float">
            <text:p>-2</text:p>
          </table:table-cell>
          <table:table-cell table:formula="of:=[.I6]+[.J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2-05Session5.bytes</text:p>
          </table:table-cell>
          <table:table-cell office:value-type="float" office:value="15.18475" calcext:value-type="float">
            <text:p>15.1847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.99997" calcext:value-type="float">
            <text:p>29.99997</text:p>
          </table:table-cell>
          <table:table-cell office:value-type="float" office:value="4.420012" calcext:value-type="float">
            <text:p>4.420012</text:p>
          </table:table-cell>
          <table:table-cell office:value-type="float" office:value="47.628" calcext:value-type="float">
            <text:p>47.6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I7]-[.J7]" office:value-type="float" office:value="-7" calcext:value-type="float">
            <text:p>-7</text:p>
          </table:table-cell>
          <table:table-cell table:formula="of:=[.I7]+[.J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2-05Session6.bytes</text:p>
          </table:table-cell>
          <table:table-cell office:value-type="float" office:value="15.13552" calcext:value-type="float">
            <text:p>15.135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.79996" calcext:value-type="float">
            <text:p>34.79996</text:p>
          </table:table-cell>
          <table:table-cell office:value-type="float" office:value="4.780013" calcext:value-type="float">
            <text:p>4.780013</text:p>
          </table:table-cell>
          <table:table-cell office:value-type="float" office:value="50.88001" calcext:value-type="float">
            <text:p>50.88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8]-[.J8]" office:value-type="float" office:value="-4" calcext:value-type="float">
            <text:p>-4</text:p>
          </table:table-cell>
          <table:table-cell table:formula="of:=[.I8]+[.J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2-05Session7.bytes</text:p>
          </table:table-cell>
          <table:table-cell office:value-type="float" office:value="63.14114" calcext:value-type="float">
            <text:p>63.141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.3" calcext:value-type="float">
            <text:p>21.3</text:p>
          </table:table-cell>
          <table:table-cell office:value-type="float" office:value="0.3000023" calcext:value-type="float">
            <text:p>0.3000023</text:p>
          </table:table-cell>
          <table:table-cell office:value-type="float" office:value="28.50401" calcext:value-type="float">
            <text:p>28.504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9]-[.J9]" office:value-type="float" office:value="-4" calcext:value-type="float">
            <text:p>-4</text:p>
          </table:table-cell>
          <table:table-cell table:formula="of:=[.I9]+[.J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2-05Session8.bytes</text:p>
          </table:table-cell>
          <table:table-cell office:value-type="float" office:value="6.031626" calcext:value-type="float">
            <text:p>6.0316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.2</text:p>
          </table:table-cell>
          <table:table-cell office:value-type="float" office:value="2.240007" calcext:value-type="float">
            <text:p>2.240007</text:p>
          </table:table-cell>
          <table:table-cell office:value-type="float" office:value="14.616" calcext:value-type="float">
            <text:p>14.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-[.J10]" office:value-type="float" office:value="-1" calcext:value-type="float">
            <text:p>-1</text:p>
          </table:table-cell>
          <table:table-cell table:formula="of:=[.I10]+[.J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6-39Session0.bytes</text:p>
          </table:table-cell>
          <table:table-cell office:value-type="float" office:value="29.06967" calcext:value-type="float">
            <text:p>29.0696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90002" calcext:value-type="float">
            <text:p>12.90002</text:p>
          </table:table-cell>
          <table:table-cell office:value-type="float" office:value="7.600052" calcext:value-type="float">
            <text:p>7.600052</text:p>
          </table:table-cell>
          <table:table-cell office:value-type="float" office:value="42.292" calcext:value-type="float">
            <text:p>42.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1]-[.J11]" office:value-type="float" office:value="-1" calcext:value-type="float">
            <text:p>-1</text:p>
          </table:table-cell>
          <table:table-cell table:formula="of:=[.I11]+[.J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0.bytes</text:p>
          </table:table-cell>
          <table:table-cell office:value-type="float" office:value="23.14738" calcext:value-type="float">
            <text:p>23.147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.30003" calcext:value-type="float">
            <text:p>18.30003</text:p>
          </table:table-cell>
          <table:table-cell office:value-type="float" office:value="12.31002" calcext:value-type="float">
            <text:p>12.31002</text:p>
          </table:table-cell>
          <table:table-cell office:value-type="float" office:value="41.44" calcext:value-type="float">
            <text:p>41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12]-[.J12]" office:value-type="float" office:value="-3" calcext:value-type="float">
            <text:p>-3</text:p>
          </table:table-cell>
          <table:table-cell table:formula="of:=[.I12]+[.J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1.bytes</text:p>
          </table:table-cell>
          <table:table-cell office:value-type="float" office:value="17.17841" calcext:value-type="float">
            <text:p>17.178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.79998" calcext:value-type="float">
            <text:p>25.79998</text:p>
          </table:table-cell>
          <table:table-cell office:value-type="float" office:value="4.420006" calcext:value-type="float">
            <text:p>4.420006</text:p>
          </table:table-cell>
          <table:table-cell office:value-type="float" office:value="39.81601" calcext:value-type="float">
            <text:p>39.816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13]-[.J13]" office:value-type="float" office:value="-4" calcext:value-type="float">
            <text:p>-4</text:p>
          </table:table-cell>
          <table:table-cell table:formula="of:=[.I13]+[.J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2.bytes</text:p>
          </table:table-cell>
          <table:table-cell office:value-type="float" office:value="16.12823" calcext:value-type="float">
            <text:p>16.128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.99998" calcext:value-type="float">
            <text:p>32.99998</text:p>
          </table:table-cell>
          <table:table-cell office:value-type="float" office:value="4.12001" calcext:value-type="float">
            <text:p>4.12001</text:p>
          </table:table-cell>
          <table:table-cell office:value-type="float" office:value="41.048" calcext:value-type="float">
            <text:p>41.0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14]-[.J14]" office:value-type="float" office:value="-5" calcext:value-type="float">
            <text:p>-5</text:p>
          </table:table-cell>
          <table:table-cell table:formula="of:=[.I14]+[.J1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3.bytes</text:p>
          </table:table-cell>
          <table:table-cell office:value-type="float" office:value="17.20693" calcext:value-type="float">
            <text:p>17.2069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.89996" calcext:value-type="float">
            <text:p>33.89996</text:p>
          </table:table-cell>
          <table:table-cell office:value-type="float" office:value="3.52001" calcext:value-type="float">
            <text:p>3.52001</text:p>
          </table:table-cell>
          <table:table-cell office:value-type="float" office:value="49.09602" calcext:value-type="float">
            <text:p>49.096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I15]-[.J15]" office:value-type="float" office:value="-1" calcext:value-type="float">
            <text:p>-1</text:p>
          </table:table-cell>
          <table:table-cell table:formula="of:=[.I15]+[.J1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4.bytes</text:p>
          </table:table-cell>
          <table:table-cell office:value-type="float" office:value="17.64136" calcext:value-type="float">
            <text:p>17.641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.39997" calcext:value-type="float">
            <text:p>29.39997</text:p>
          </table:table-cell>
          <table:table-cell office:value-type="float" office:value="4.480005" calcext:value-type="float">
            <text:p>4.480005</text:p>
          </table:table-cell>
          <table:table-cell office:value-type="float" office:value="43.81601" calcext:value-type="float">
            <text:p>43.816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16]-[.J16]" office:value-type="float" office:value="-3" calcext:value-type="float">
            <text:p>-3</text:p>
          </table:table-cell>
          <table:table-cell table:formula="of:=[.I16]+[.J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5.bytes</text:p>
          </table:table-cell>
          <table:table-cell office:value-type="float" office:value="16.56526" calcext:value-type="float">
            <text:p>16.565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.49994" calcext:value-type="float">
            <text:p>40.49994</text:p>
          </table:table-cell>
          <table:table-cell office:value-type="float" office:value="0.5600027" calcext:value-type="float">
            <text:p>0.5600027</text:p>
          </table:table-cell>
          <table:table-cell office:value-type="float" office:value="43.28001" calcext:value-type="float">
            <text:p>43.280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I17]-[.J17]" office:value-type="float" office:value="-5" calcext:value-type="float">
            <text:p>-5</text:p>
          </table:table-cell>
          <table:table-cell table:formula="of:=[.I17]+[.J1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6.bytes</text:p>
          </table:table-cell>
          <table:table-cell office:value-type="float" office:value="18.56271" calcext:value-type="float">
            <text:p>18.562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.79996" calcext:value-type="float">
            <text:p>34.79996</text:p>
          </table:table-cell>
          <table:table-cell office:value-type="float" office:value="10.28" calcext:value-type="float">
            <text:p>10.28</text:p>
          </table:table-cell>
          <table:table-cell office:value-type="float" office:value="60.56001" calcext:value-type="float">
            <text:p>60.56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18]-[.J18]" office:value-type="float" office:value="-5" calcext:value-type="float">
            <text:p>-5</text:p>
          </table:table-cell>
          <table:table-cell table:formula="of:=[.I18]+[.J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7.bytes</text:p>
          </table:table-cell>
          <table:table-cell office:value-type="float" office:value="15.59284" calcext:value-type="float">
            <text:p>15.5928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.19994" calcext:value-type="float">
            <text:p>43.19994</text:p>
          </table:table-cell>
          <table:table-cell office:value-type="float" office:value="3.000007" calcext:value-type="float">
            <text:p>3.000007</text:p>
          </table:table-cell>
          <table:table-cell office:value-type="float" office:value="54.76401" calcext:value-type="float">
            <text:p>54.764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I19]-[.J19]" office:value-type="float" office:value="4" calcext:value-type="float">
            <text:p>4</text:p>
          </table:table-cell>
          <table:table-cell table:formula="of:=[.I19]+[.J1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8.bytes</text:p>
          </table:table-cell>
          <table:table-cell office:value-type="float" office:value="16.26884" calcext:value-type="float">
            <text:p>16.2688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7.99993" calcext:value-type="float">
            <text:p>47.99993</text:p>
          </table:table-cell>
          <table:table-cell office:value-type="float" office:value="0.9000069" calcext:value-type="float">
            <text:p>0.9000069</text:p>
          </table:table-cell>
          <table:table-cell office:value-type="float" office:value="56.86401" calcext:value-type="float">
            <text:p>56.864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I20]-[.J20]" office:value-type="float" office:value="3" calcext:value-type="float">
            <text:p>3</text:p>
          </table:table-cell>
          <table:table-cell table:formula="of:=[.I20]+[.J2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9.bytes</text:p>
          </table:table-cell>
          <table:table-cell office:value-type="float" office:value="15.71471" calcext:value-type="float">
            <text:p>15.7147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0.49994" calcext:value-type="float">
            <text:p>40.49994</text:p>
          </table:table-cell>
          <table:table-cell office:value-type="float" office:value="7.020008" calcext:value-type="float">
            <text:p>7.020008</text:p>
          </table:table-cell>
          <table:table-cell office:value-type="float" office:value="50.90802" calcext:value-type="float">
            <text:p>50.908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I21]-[.J21]" office:value-type="float" office:value="-1" calcext:value-type="float">
            <text:p>-1</text:p>
          </table:table-cell>
          <table:table-cell table:formula="of:=[.I21]+[.J21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37-43Session10.bytes</text:p>
          </table:table-cell>
          <table:table-cell office:value-type="float" office:value="8.566062" calcext:value-type="float">
            <text:p>8.5660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.6" calcext:value-type="float">
            <text:p>18.6</text:p>
          </table:table-cell>
          <table:table-cell office:value-type="float" office:value="0.000004589558" calcext:value-type="float">
            <text:p>4.589558E-06</text:p>
          </table:table-cell>
          <table:table-cell office:value-type="float" office:value="27.848" calcext:value-type="float">
            <text:p>27.8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I22]-[.J22]" office:value-type="float" office:value="5" calcext:value-type="float">
            <text:p>5</text:p>
          </table:table-cell>
          <table:table-cell table:formula="of:=[.I22]+[.J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42-03Session0.bytes</text:p>
          </table:table-cell>
          <table:table-cell office:value-type="float" office:value="16.26404" calcext:value-type="float">
            <text:p>16.264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.49999" calcext:value-type="float">
            <text:p>25.49999</text:p>
          </table:table-cell>
          <table:table-cell office:value-type="float" office:value="2.540012" calcext:value-type="float">
            <text:p>2.540012</text:p>
          </table:table-cell>
          <table:table-cell office:value-type="float" office:value="33.58001" calcext:value-type="float">
            <text:p>33.5800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23]-[.J23]" office:value-type="float" office:value="0" calcext:value-type="float">
            <text:p>0</text:p>
          </table:table-cell>
          <table:table-cell table:formula="of:=[.I23]+[.J2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42-03Session1.bytes</text:p>
          </table:table-cell>
          <table:table-cell office:value-type="float" office:value="20.48812" calcext:value-type="float">
            <text:p>20.488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.79997" calcext:value-type="float">
            <text:p>31.79997</text:p>
          </table:table-cell>
          <table:table-cell office:value-type="float" office:value="6.720024" calcext:value-type="float">
            <text:p>6.720024</text:p>
          </table:table-cell>
          <table:table-cell office:value-type="float" office:value="56.16001" calcext:value-type="float">
            <text:p>56.16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24]-[.J24]" office:value-type="float" office:value="2" calcext:value-type="float">
            <text:p>2</text:p>
          </table:table-cell>
          <table:table-cell table:formula="of:=[.I24]+[.J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ET/replay2020-09-6--22-42-03Session2.bytes</text:p>
          </table:table-cell>
          <table:table-cell office:value-type="float" office:value="14.88109" calcext:value-type="float">
            <text:p>14.881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.29997" calcext:value-type="float">
            <text:p>30.29997</text:p>
          </table:table-cell>
          <table:table-cell office:value-type="float" office:value="8.84001" calcext:value-type="float">
            <text:p>8.84001</text:p>
          </table:table-cell>
          <table:table-cell office:value-type="float" office:value="44.932" calcext:value-type="float">
            <text:p>44.9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25]-[.J25]" office:value-type="float" office:value="-4" calcext:value-type="float">
            <text:p>-4</text:p>
          </table:table-cell>
          <table:table-cell table:formula="of:=[.I25]+[.J25]"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AVERAGE([.B2:.B25])" office:value-type="float" office:value="19.5641153333333" calcext:value-type="float">
            <text:p>19.5641153333333</text:p>
          </table:table-cell>
          <table:table-cell table:formula="of:=AVERAGE([.C2:.C25])" office:value-type="float" office:value="8.66666666666667" calcext:value-type="float">
            <text:p>8.66666666666667</text:p>
          </table:table-cell>
          <table:table-cell table:formula="of:=AVERAGE([.D2:.D25])" office:value-type="float" office:value="2.54166666666667" calcext:value-type="float">
            <text:p>2.54166666666667</text:p>
          </table:table-cell>
          <table:table-cell table:formula="of:=AVERAGE([.E2:.E25])" office:value-type="float" office:value="7.33333333333333" calcext:value-type="float">
            <text:p>7.33333333333333</text:p>
          </table:table-cell>
          <table:table-cell table:formula="of:=AVERAGE([.F2:.F25])" office:value-type="float" office:value="26.56247925" calcext:value-type="float">
            <text:p>26.56247925</text:p>
          </table:table-cell>
          <table:table-cell table:formula="of:=AVERAGE([.G2:.G25])" office:value-type="float" office:value="4.3845942753653" calcext:value-type="float">
            <text:p>4.3845942753653</text:p>
          </table:table-cell>
          <table:table-cell table:formula="of:=AVERAGE([.H2:.H25])" office:value-type="float" office:value="43.5176725" calcext:value-type="float">
            <text:p>43.5176725</text:p>
          </table:table-cell>
          <table:table-cell table:formula="of:=AVERAGE([.I2:.I25])" office:value-type="float" office:value="1.375" calcext:value-type="float">
            <text:p>1.375</text:p>
          </table:table-cell>
          <table:table-cell table:formula="of:=AVERAGE([.J2:.J25])" office:value-type="float" office:value="3.41666666666667" calcext:value-type="float">
            <text:p>3.41666666666667</text:p>
          </table:table-cell>
          <table:table-cell table:formula="of:=AVERAGE([.K2:.K25])" office:value-type="float" office:value="-2.04166666666667" calcext:value-type="float">
            <text:p>-2.04166666666667</text:p>
          </table:table-cell>
          <table:table-cell table:formula="of:=AVERAGE([.L2:.L25])" office:value-type="float" office:value="4.79166666666667" calcext:value-type="float">
            <text:p>4.79166666666667</text:p>
          </table:table-cell>
        </table:table-row>
        <table:table-row table:style-name="ro1">
          <table:table-cell/>
          <table:table-cell table:formula="of:=STDEV([.B2:.B25])" office:value-type="float" office:value="10.6739495490679" calcext:value-type="float">
            <text:p>10.6739495490679</text:p>
          </table:table-cell>
          <table:table-cell table:formula="of:=STDEV([.C2:.C25])" office:value-type="float" office:value="2.68112025039935" calcext:value-type="float">
            <text:p>2.68112025039935</text:p>
          </table:table-cell>
          <table:table-cell table:formula="of:=STDEV([.D2:.D25])" office:value-type="float" office:value="2.2837643727287" calcext:value-type="float">
            <text:p>2.2837643727287</text:p>
          </table:table-cell>
          <table:table-cell table:formula="of:=STDEV([.E2:.E25])" office:value-type="float" office:value="3.49741105075898" calcext:value-type="float">
            <text:p>3.49741105075898</text:p>
          </table:table-cell>
          <table:table-cell table:formula="of:=STDEV([.F2:.F25])" office:value-type="float" office:value="11.4765997688796" calcext:value-type="float">
            <text:p>11.4765997688796</text:p>
          </table:table-cell>
          <table:table-cell table:formula="of:=STDEV([.G2:.G25])" office:value-type="float" office:value="3.36314593563202" calcext:value-type="float">
            <text:p>3.36314593563202</text:p>
          </table:table-cell>
          <table:table-cell table:formula="of:=STDEV([.H2:.H25])" office:value-type="float" office:value="11.390278313483" calcext:value-type="float">
            <text:p>11.390278313483</text:p>
          </table:table-cell>
          <table:table-cell table:formula="of:=STDEV([.I2:.I25])" office:value-type="float" office:value="1.97401599042024" calcext:value-type="float">
            <text:p>1.97401599042024</text:p>
          </table:table-cell>
          <table:table-cell table:formula="of:=STDEV([.J2:.J25])" office:value-type="float" office:value="1.95418540054677" calcext:value-type="float">
            <text:p>1.95418540054677</text:p>
          </table:table-cell>
          <table:table-cell table:formula="of:=STDEV([.K2:.K25])" office:value-type="float" office:value="3.12742659409446" calcext:value-type="float">
            <text:p>3.12742659409446</text:p>
          </table:table-cell>
          <table:table-cell table:formula="of:=STDEV([.L2:.L25])" office:value-type="float" office:value="2.37704907792005" calcext:value-type="float">
            <text:p>2.37704907792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1T15:06:22.003000000</dc:date>
    <meta:editing-duration>PT1M10S</meta:editing-duration>
    <meta:editing-cycles>1</meta:editing-cycles>
    <meta:document-statistic meta:table-count="1" meta:cell-count="322" meta:object-count="0"/>
    <meta:generator>LibreOffice/6.1.0.3$Windows_X86_64 LibreOffice_project/efb621ed25068d70781dc026f7e9c5187a4decd1</meta:generator>
  </office:meta>
</office:document-meta>
</file>